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000000120D74C884A4BB1B6FE.png" manifest:media-type="image/png"/>
  <manifest:file-entry manifest:full-path="Pictures/10000201000001B000000120F67BADBD7EA62011.png" manifest:media-type="image/png"/>
  <manifest:file-entry manifest:full-path="Pictures/10000201000001B00000012010B35486D8FBCD8B.png" manifest:media-type="image/png"/>
  <manifest:file-entry manifest:full-path="Pictures/10000201000001B000000120A30B00F54AB1D8DA.png" manifest:media-type="image/png"/>
  <manifest:file-entry manifest:full-path="Pictures/10000201000001B000000120E50EEDBB6C32C83D.png" manifest:media-type="image/png"/>
  <manifest:file-entry manifest:full-path="Pictures/10000201000001B000000120C795C5471D406A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9cm" svg:height="6.6cm" svg:x="0.9cm" svg:y="2cm">
          <draw:image xlink:href="Pictures/10000201000001B000000120F67BADBD7EA62011.png" xlink:type="simple" xlink:show="embed" xlink:actuate="onLoad" loext:mime-type="image/png">
            <text:p/>
          </draw:image>
        </draw:frame>
        <draw:frame draw:style-name="gr1" draw:text-style-name="P1" draw:layer="layout" svg:width="9.45cm" svg:height="6.3cm" svg:x="1cm" svg:y="8.5cm">
          <draw:image xlink:href="Pictures/10000201000001B000000120A30B00F54AB1D8DA.png" xlink:type="simple" xlink:show="embed" xlink:actuate="onLoad" loext:mime-type="image/png">
            <text:p/>
          </draw:image>
        </draw:frame>
        <draw:frame draw:style-name="gr1" draw:text-style-name="P1" draw:layer="layout" svg:width="9.9cm" svg:height="6.6cm" svg:x="10.4cm" svg:y="2cm">
          <draw:image xlink:href="Pictures/10000201000001B000000120E50EEDBB6C32C83D.png" xlink:type="simple" xlink:show="embed" xlink:actuate="onLoad" loext:mime-type="image/png">
            <text:p/>
          </draw:image>
        </draw:frame>
        <draw:frame draw:style-name="gr1" draw:text-style-name="P1" draw:layer="layout" svg:width="9.5cm" svg:height="6.351cm" svg:x="10.6cm" svg:y="8.5cm">
          <draw:image xlink:href="Pictures/10000201000001B000000120C795C5471D406AB4.png" xlink:type="simple" xlink:show="embed" xlink:actuate="onLoad" loext:mime-type="image/png">
            <text:p/>
          </draw:image>
        </draw:frame>
        <draw:frame draw:style-name="gr1" draw:text-style-name="P1" draw:layer="layout" svg:width="9.601cm" svg:height="6.4cm" svg:x="19.4cm" svg:y="2cm">
          <draw:image xlink:href="Pictures/10000201000001B00000012010B35486D8FBCD8B.png" xlink:type="simple" xlink:show="embed" xlink:actuate="onLoad" loext:mime-type="image/png">
            <text:p/>
          </draw:image>
        </draw:frame>
        <draw:frame draw:style-name="gr1" draw:text-style-name="P1" draw:layer="layout" svg:width="9.535cm" svg:height="6.356cm" svg:x="19.4cm" svg:y="8.5cm">
          <draw:image xlink:href="Pictures/10000201000001B000000120D74C884A4BB1B6FE.png" xlink:type="simple" xlink:show="embed" xlink:actuate="onLoad" loext:mime-type="image/png">
            <text:p/>
          </draw:image>
        </draw:frame>
        <draw:frame draw:style-name="gr2" draw:text-style-name="P3" draw:layer="layout" svg:width="5.396cm" svg:height="0.963cm" svg:x="19.904cm" svg:y="1.3cm">
          <draw:text-box>
            <text:p text:style-name="P2"><text:span text:style-name="T1">Dritte Ausführung</text:span></text:p>
          </draw:text-box>
        </draw:frame>
        <draw:frame draw:style-name="gr2" draw:text-style-name="P3" draw:layer="layout" svg:width="5.396cm" svg:height="0.963cm" svg:x="11.204cm" svg:y="1.337cm">
          <draw:text-box>
            <text:p text:style-name="P2"><text:span text:style-name="T1">Zweite Ausführung</text:span></text:p>
          </draw:text-box>
        </draw:frame>
        <draw:frame draw:style-name="gr2" draw:text-style-name="P3" draw:layer="layout" svg:width="5.396cm" svg:height="0.963cm" svg:x="1.404cm" svg:y="1.338cm">
          <draw:text-box>
            <text:p text:style-name="P2"><text:span text:style-name="T1">Erste Ausführun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5T17:44:43.126000000</meta:creation-date>
    <dc:date>2020-01-15T17:56:17.193000000</dc:date>
    <meta:editing-duration>PT38S</meta:editing-duration>
    <meta:editing-cycles>2</meta:editing-cycles>
    <meta:generator>LibreOffice/6.3.4.2$Windows_X86_64 LibreOffice_project/60da17e045e08f1793c57c00ba83cdfce946d0aa</meta:generator>
    <meta:document-statistic meta:object-count="9"/>
  </office:meta>
</office:document-meta>
</file>